
<file path=META-INF/manifest.xml><?xml version="1.0" encoding="utf-8"?>
<manifest:manifest xmlns:manifest="urn:oasis:names:tc:opendocument:xmlns:manifest:1.0" manifest:version="1.2">
  <manifest:file-entry manifest:media-type="text/xml" manifest:full-path="content.xml"/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  <text:sequence-decl text:display-outline-level="0" text:name="Listing"/>
      </text:sequence-decls>
      <text:p text:style-name="OrgTitle"><text:title>README</text:title></text:p>
      <text:p text:style-name="OrgTitle"/>
      <text:p text:style-name="OrgSubtitle"><text:initial-creator>Federico M. Iachetti</text:initial-creator></text:p>
      <text:p text:style-name="OrgSubtitle"/>
      <text:p text:style-name="OrgSubtitle"><text:date style:data-style-name="N75" text:date-value="2013-03-05T00:25:59-03:00">05 Mar 2013</text:date></text:p>
      <text:p text:style-name="OrgSubtitle"/>
      <text:table-of-content text:style-name="Sect2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Present Me</text:a></text:p>
          <text:p text:style-name="Contents_20_2"><text:a xlink:type="simple" xlink:href="#sec-1-1">1.1. Installation</text:a></text:p>
          <text:p text:style-name="Contents_20_2"><text:a xlink:type="simple" xlink:href="#sec-1-2">1.2. Usage</text:a></text:p>
          <text:p text:style-name="Contents_20_2"><text:a xlink:type="simple" xlink:href="#sec-1-3">1.3. Contributing</text:a></text:p>
        </text:index-body>
      </text:table-of-content>
      <text:h text:style-name="Heading_20_1" text:outline-level="1"><text:bookmark-start text:name="OrgXref.sec-1"/><text:bookmark text:name="sec-1"/>Present Me<text:bookmark-end text:name="OrgXref.sec-1"/></text:h>
      <text:p text:style-name="Text_20_body">

Present Me is a Gem that allows you to use xmpfilter (from the rcodetools gem) to use your editor to do presentations in a live-coding style.

</text:p>
      <text:h text:style-name="Heading_20_2" text:outline-level="2"><text:bookmark-start text:name="OrgXref.sec-1-1"/><text:bookmark text:name="sec-1-1"/>Installation<text:bookmark-end text:name="OrgXref.sec-1-1"/></text:h>
      <text:p text:style-name="Text_20_body">

Add this line to your application's Gemfile:

</text:p>
      <text:p text:style-name="OrgSrcBlockLastLine">gem<text:s/><text:span text:style-name="OrgSrcFontLockStringFace">'present_me'</text:span>,<text:s/><text:span text:style-name="OrgSrcFontLockConstantFace">git:</text:span><text:s/><text:span text:style-name="OrgSrcFontLockStringFace">'git:</text:span><text:span text:style-name="OrgSrcFontLockStringFace">/</text:span><text:span text:style-name="OrgSrcFontLockStringFace">/</text:span><text:span text:style-name="OrgSrcFontLockStringFace">github.com/iachettifederico/present_me.git'</text:span></text:p>
      <text:p text:style-name="Text_20_body">
And then execute:

</text:p>
      <text:p text:style-name="OrgSrcBlockLastLine">$<text:s/>bundle</text:p>
      <text:p text:style-name="Text_20_body">
Or install it yourself as:

</text:p>
      <text:p text:style-name="OrgSrcBlock">$<text:s/>gem<text:s/>install<text:s/>specific_install</text:p>
      <text:p text:style-name="OrgSrcBlockLastLine">$<text:s/>gem<text:s/>specific_install<text:s/>-l<text:s/>git://github.com/iachettifederico/present_me.git</text:p>
      <text:h text:style-name="Heading_20_2" text:outline-level="2"><text:bookmark-start text:name="OrgXref.sec-1-2"/><text:bookmark text:name="sec-1-2"/>Usage<text:bookmark-end text:name="OrgXref.sec-1-2"/></text:h>
      <text:p text:style-name="Text_20_body">

Present Me adds some functionality to the Ruby language in order to make a live-coded presentation easy.

</text:p>
      <text:p text:style-name="Text_20_body">

To use it, first we need to tell our application to load the gems installed by Bundler (this is not done automatically currently)

</text:p>
      <text:p text:style-name="OrgSrcBlock">require<text:s/><text:span text:style-name="OrgSrcFontLockStringFace">"rubygems"</text:span></text:p>
      <text:p text:style-name="OrgSrcBlock">require<text:s/><text:span text:style-name="OrgSrcFontLockStringFace">"bundler/setup"</text:span></text:p>
      <text:p text:style-name="OrgSrcBlockLastLine">require<text:s/><text:span text:style-name="OrgSrcFontLockStringFace">"present_me"</text:span></text:p>
      <text:p text:style-name="Text_20_body">
Those three lines allows us to use the goods given by Present Me. I recommend putting it into it's own file and requiring it on our presentations. So let's do so:

</text:p>
      <text:p text:style-name="OrgSrcBlock"><text:span text:style-name="OrgSrcFontLockCommentDelimiterFace">#<text:s/></text:span><text:span text:style-name="OrgSrcFontLockCommentFace">[presentation_path]/presentation_helper.rb</text:span></text:p>
      <text:p text:style-name="OrgSrcBlock">require<text:s/><text:span text:style-name="OrgSrcFontLockStringFace">"rubygems"</text:span></text:p>
      <text:p text:style-name="OrgSrcBlock">require<text:s/><text:span text:style-name="OrgSrcFontLockStringFace">"bundler/setup"</text:span></text:p>
      <text:p text:style-name="OrgSrcBlockLastLine">require<text:s/><text:span text:style-name="OrgSrcFontLockStringFace">"present_me"</text:span></text:p>
      <text:p text:style-name="Text_20_body">
Now, let's see what we can do.

</text:p>
      <text:p text:style-name="Text_20_body">

First of all, lets just puts some string. Standard Ruby, right?

</text:p>
      <text:p text:style-name="OrgSrcBlock">require<text:s/><text:span text:style-name="OrgSrcFontLockStringFace">"./presentation_helper"</text:span></text:p>
      <text:p text:style-name="OrgSrcBlock"/>
      <text:p text:style-name="OrgSrcBlock">puts<text:s/>rand</text:p>
      <text:p text:style-name="OrgSrcBlock"><text:span text:style-name="OrgSrcFontLockCommentDelimiterFace">#<text:s/></text:span><text:span text:style-name="OrgSrcFontLockCommentFace">&gt;&gt;<text:s/>╔════════════════╗</text:span></text:p>
      <text:p text:style-name="OrgSrcBlock"><text:span text:style-name="OrgSrcFontLockCommentDelimiterFace">#<text:s/></text:span><text:span text:style-name="OrgSrcFontLockCommentFace">&gt;&gt;<text:s/>║<text:s/>Console<text:s/>Output<text:s/>║</text:span></text:p>
      <text:p text:style-name="OrgSrcBlock"><text:span text:style-name="OrgSrcFontLockCommentDelimiterFace">#<text:s/></text:span><text:span text:style-name="OrgSrcFontLockCommentFace">&gt;&gt;<text:s/>╚════════════════╝</text:span></text:p>
      <text:p text:style-name="OrgSrcBlock"><text:span text:style-name="OrgSrcFontLockCommentDelimiterFace">#<text:s/></text:span><text:span text:style-name="OrgSrcFontLockCommentFace">&gt;&gt;<text:s/></text:span></text:p>
      <text:p text:style-name="OrgSrcBlockLastLine"><text:span text:style-name="OrgSrcFontLockCommentDelimiterFace">#<text:s/></text:span><text:span text:style-name="OrgSrcFontLockCommentFace">&gt;&gt;<text:s/>[3]<text:s/>0.14912020801624182</text:span></text:p>
      <text:p text:style-name="Text_20_body">
What happened there is that Present Me showed us where did the Console Output started and preppended the first 'real' output line with a number. That number is the line number where the puts clause was called.

</text:p>
      <text:p text:style-name="Text_20_body">

So in a presentation where you have a lot of lines of output, you know which line corresponds to which puts statement.

</text:p>
      <text:p text:style-name="Text_20_body">

Let's say now, that we want to print "Hello World!" and then "Goodbye World!", but we want to leave a space of one line between them. If we use puts, we will get something like this:

</text:p>
      <text:p text:style-name="OrgSrcBlock"><text:span text:style-name="OrgSrcFontLockCommentDelimiterFace">#<text:s/></text:span><text:span text:style-name="OrgSrcFontLockCommentFace">-*-<text:s/>coding:<text:s/>utf-8<text:s/>-*-</text:span></text:p>
      <text:p text:style-name="OrgSrcBlock">require<text:s/><text:span text:style-name="OrgSrcFontLockStringFace">"./presentation_helper"</text:span></text:p>
      <text:p text:style-name="OrgSrcBlock"/>
      <text:p text:style-name="OrgSrcBlock">puts<text:s/><text:span text:style-name="OrgSrcFontLockStringFace">"Hello<text:s/>World!"</text:span></text:p>
      <text:p text:style-name="OrgSrcBlock">puts</text:p>
      <text:p text:style-name="OrgSrcBlock">puts<text:s/><text:span text:style-name="OrgSrcFontLockStringFace">"Goodbye<text:s/>World!"</text:span></text:p>
      <text:p text:style-name="OrgSrcBlock"><text:span text:style-name="OrgSrcFontLockCommentDelimiterFace">#<text:s/></text:span><text:span text:style-name="OrgSrcFontLockCommentFace">&gt;&gt;<text:s/>╔════════════════╗</text:span></text:p>
      <text:p text:style-name="OrgSrcBlock"><text:span text:style-name="OrgSrcFontLockCommentDelimiterFace">#<text:s/></text:span><text:span text:style-name="OrgSrcFontLockCommentFace">&gt;&gt;<text:s/>║<text:s/>Console<text:s/>Output<text:s/>║</text:span></text:p>
      <text:p text:style-name="OrgSrcBlock"><text:span text:style-name="OrgSrcFontLockCommentDelimiterFace">#<text:s/></text:span><text:span text:style-name="OrgSrcFontLockCommentFace">&gt;&gt;<text:s/>╚════════════════╝</text:span></text:p>
      <text:p text:style-name="OrgSrcBlock"><text:span text:style-name="OrgSrcFontLockCommentDelimiterFace">#<text:s/></text:span><text:span text:style-name="OrgSrcFontLockCommentFace">&gt;&gt;<text:s/></text:span></text:p>
      <text:p text:style-name="OrgSrcBlock"><text:span text:style-name="OrgSrcFontLockCommentDelimiterFace">#<text:s/></text:span><text:span text:style-name="OrgSrcFontLockCommentFace">&gt;&gt;<text:s/>[4]<text:s/>Hello<text:s/>World!</text:span></text:p>
      <text:p text:style-name="OrgSrcBlock"><text:span text:style-name="OrgSrcFontLockCommentDelimiterFace">#<text:s/></text:span><text:span text:style-name="OrgSrcFontLockCommentFace">&gt;&gt;<text:s/>[5]<text:s/></text:span></text:p>
      <text:p text:style-name="OrgSrcBlockLastLine"><text:span text:style-name="OrgSrcFontLockCommentDelimiterFace">#<text:s/></text:span><text:span text:style-name="OrgSrcFontLockCommentFace">&gt;&gt;<text:s/>[6]<text:s/>Goodbye<text:s/>World!</text:span></text:p>
      <text:p text:style-name="Text_20_body">
But that "\[5\]" in the middle seems ugly. So we can use the "¡space" helper.

</text:p>
      <text:p text:style-name="OrgSrcBlock"><text:span text:style-name="OrgSrcFontLockCommentDelimiterFace">#<text:s/></text:span><text:span text:style-name="OrgSrcFontLockCommentFace">-*-<text:s/>coding:<text:s/>utf-8<text:s/>-*-</text:span></text:p>
      <text:p text:style-name="OrgSrcBlock">require<text:s/><text:span text:style-name="OrgSrcFontLockStringFace">"./presentation_helper"</text:span></text:p>
      <text:p text:style-name="OrgSrcBlock"/>
      <text:p text:style-name="OrgSrcBlock">puts<text:s/><text:span text:style-name="OrgSrcFontLockStringFace">"Hello<text:s/>World!"</text:span></text:p>
      <text:p text:style-name="OrgSrcBlock">space</text:p>
      <text:p text:style-name="OrgSrcBlockLastLine">puts<text:s/><text:span text:style-name="OrgSrcFontLockStringFace">"Goodbye<text:s/>World!"</text:span></text:p>
      <text:p text:style-name="Text_20_body">
And now our output will look like this:

</text:p>
      <text:p text:style-name="OrgSrcBlock"><text:span text:style-name="OrgSrcFontLockCommentDelimiterFace">#<text:s/></text:span><text:span text:style-name="OrgSrcFontLockCommentFace">&gt;&gt;<text:s/>╔════════════════╗</text:span></text:p>
      <text:p text:style-name="OrgSrcBlock"><text:span text:style-name="OrgSrcFontLockCommentDelimiterFace">#<text:s/></text:span><text:span text:style-name="OrgSrcFontLockCommentFace">&gt;&gt;<text:s/>║<text:s/>Console<text:s/>Output<text:s/>║</text:span></text:p>
      <text:p text:style-name="OrgSrcBlock"><text:span text:style-name="OrgSrcFontLockCommentDelimiterFace">#<text:s/></text:span><text:span text:style-name="OrgSrcFontLockCommentFace">&gt;&gt;<text:s/>╚════════════════╝</text:span></text:p>
      <text:p text:style-name="OrgSrcBlock"><text:span text:style-name="OrgSrcFontLockCommentDelimiterFace">#<text:s/></text:span><text:span text:style-name="OrgSrcFontLockCommentFace">&gt;&gt;<text:s/></text:span></text:p>
      <text:p text:style-name="OrgSrcBlock"><text:span text:style-name="OrgSrcFontLockCommentDelimiterFace">#<text:s/></text:span><text:span text:style-name="OrgSrcFontLockCommentFace">&gt;&gt;<text:s/>[4]<text:s/>Hello<text:s/>World!</text:span></text:p>
      <text:p text:style-name="OrgSrcBlock"><text:span text:style-name="OrgSrcFontLockCommentDelimiterFace">#<text:s/></text:span><text:span text:style-name="OrgSrcFontLockCommentFace">&gt;&gt;<text:s/></text:span></text:p>
      <text:p text:style-name="OrgSrcBlockLastLine"><text:span text:style-name="OrgSrcFontLockCommentDelimiterFace">#<text:s/></text:span><text:span text:style-name="OrgSrcFontLockCommentFace">&gt;&gt;<text:s/>[6]<text:s/>Goodbye<text:s/>World!</text:span></text:p>
      <text:p text:style-name="Text_20_body">
We can also pass as an argument the number of spaces we want. For instance if we've said "¡space(3)", the output would've looked like this:

</text:p>
      <text:p text:style-name="OrgSrcBlock"><text:span text:style-name="OrgSrcFontLockCommentDelimiterFace">#<text:s/></text:span><text:span text:style-name="OrgSrcFontLockCommentFace">&gt;&gt;<text:s/>[4]<text:s/>Hello<text:s/>World!</text:span></text:p>
      <text:p text:style-name="OrgSrcBlock"><text:span text:style-name="OrgSrcFontLockCommentDelimiterFace">#<text:s/></text:span><text:span text:style-name="OrgSrcFontLockCommentFace">&gt;&gt;<text:s/></text:span></text:p>
      <text:p text:style-name="OrgSrcBlock"><text:span text:style-name="OrgSrcFontLockCommentDelimiterFace">#<text:s/></text:span><text:span text:style-name="OrgSrcFontLockCommentFace">&gt;&gt;<text:s/></text:span></text:p>
      <text:p text:style-name="OrgSrcBlock"><text:span text:style-name="OrgSrcFontLockCommentDelimiterFace">#<text:s/></text:span><text:span text:style-name="OrgSrcFontLockCommentFace">&gt;&gt;<text:s/></text:span></text:p>
      <text:p text:style-name="OrgSrcBlockLastLine"><text:span text:style-name="OrgSrcFontLockCommentDelimiterFace">#<text:s/></text:span><text:span text:style-name="OrgSrcFontLockCommentFace">&gt;&gt;<text:s/>[6]<text:s/>Goodbye<text:s/>World!</text:span></text:p>
      <text:h text:style-name="Heading_20_2" text:outline-level="2"><text:bookmark-start text:name="OrgXref.sec-1-3"/><text:bookmark text:name="sec-1-3"/>Contributing<text:bookmark-end text:name="OrgXref.sec-1-3"/></text:h>
      <text:list text:continue-numbering="false" text:style-name="OrgNumberedList">
        <text:list-item>
          <text:p text:style-name="Text_20_body">
Fork it

</text:p>
        </text:list-item>
        <text:list-item>
          <text:p text:style-name="Text_20_body">
Create your feature branch (`git checkout -b my-new-feature`)

</text:p>
        </text:list-item>
        <text:list-item>
          <text:p text:style-name="Text_20_body">
Commit your changes (`git commit -am 'Add some feature'`)

</text:p>
        </text:list-item>
        <text:list-item>
          <text:p text:style-name="Text_20_body">
Push to the branch (`git push origin my-new-feature`)

</text:p>
        </text:list-item>
        <text:list-item>
          <text:p text:style-name="Text_20_body">
Create new Pull Request
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mmentFace" style:family="text">
      <style:text-properties fo:color="#7c7c7c"/>
    </style:style>
    <style:style style:name="OrgSrcFontLockCommentDelimiterFace" style:family="text">
      <style:text-properties fo:color="#7c7c7c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f6f3e8"/>
    </style:style>
    <style:style style:name="OrgSrcFontLockConstantFace" style:family="text">
      <style:text-properties fo:color="#99cc99"/>
    </style:style>
    <style:style style:name="OrgSrcFontLockStringFace" style:family="text">
      <style:text-properties fo:color="#a8ff6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Federico M. Iachetti</dc:creator>
    <meta:initial-creator>Federico M. Iachetti</meta:initial-creator>
    <dc:date>2013-03-05T00:25:59-03:00</dc:date>
    <meta:creation-date>2013-03-05T00:25:59-03:00</meta:creation-date>
    <meta:generator>Org-7.9.3e/Emacs-24.1.1</meta:generator>
    <meta:keyword/>
    <dc:subject/>
    <dc:title>README</dc:title>
  </office:meta>
</office:document-meta>
</file>